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3"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1" svg:font-family="'Liberation Serif'" style:font-pitch="variable"/>
    <style:font-face style:name="IPH Lib Serif6" svg:font-family="'IPH Lib Serif'" style:font-family-generic="roman" style:font-pitch="variable"/>
    <style:font-face style:name="IPH Lib Serif5"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 svg:font-family="'Liberation Serif'"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min-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3" style:family="paragraph" style:parent-style-name="Редколлегия_20_Англ">
      <style:paragraph-properties fo:margin-top="0mm" fo:margin-bottom="0mm" loext:contextual-spacing="false"/>
    </style:style>
    <style:style style:name="P14" style:family="paragraph" style:parent-style-name="Верхний_20_колонтитул_20_правая_20_страница">
      <style:paragraph-properties style:writing-mode="page"/>
    </style:style>
    <style:style style:name="P15"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P16"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1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18" style:family="paragraph" style:parent-style-name="Standard">
      <style:paragraph-properties fo:text-align="start" style:justify-single-word="false" fo:padding="0.3mm" fo:border="none" style:writing-mode="page"/>
    </style:style>
    <style:style style:name="P19"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20"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1"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22"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3"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fo:background-color="transparent" style:font-size-asian="10.5pt" style:font-style-asian="normal" style:font-weight-asian="bold" style:font-size-complex="10.5pt" style:font-style-complex="normal" style:font-weight-complex="bold"/>
    </style:style>
    <style:style style:name="P24"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5"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6"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27"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28"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29"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0" style:family="paragraph" style:parent-style-name="Информация_20_о_20_журнале">
      <style:paragraph-properties fo:margin-left="1.5mm" fo:margin-right="0mm" fo:text-indent="0mm" style:auto-text-indent="false"/>
    </style:style>
    <style:style style:name="P31"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2"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33"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34" style:family="paragraph" style:parent-style-name="Информация_20_о_20_журнале">
      <style:paragraph-properties fo:margin-left="0mm" fo:margin-right="1.5mm" fo:text-indent="0mm" style:auto-text-indent="false" style:writing-mode="page"/>
    </style:style>
    <style:style style:name="P35"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36"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37"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38"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39"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0"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1"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2"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3"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4" style:family="paragraph" style:parent-style-name="Редколлегия">
      <style:paragraph-properties fo:margin-top="0mm" fo:margin-bottom="4.99mm" loext:contextual-spacing="false">
        <style:tab-stops/>
      </style:paragraph-properties>
      <style:text-properties fo:letter-spacing="-0.14mm" officeooo:paragraph-rsid="01ad3464" fo:background-color="transparent"/>
    </style:style>
    <style:style style:name="P45"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46" style:family="paragraph" style:parent-style-name="Contents_20_1">
      <style:paragraph-properties fo:margin-top="0mm" fo:margin-bottom="3mm" loext:contextual-spacing="false" fo:break-before="page">
        <style:tab-stops/>
      </style:paragraph-properties>
      <style:text-properties officeooo:paragraph-rsid="02068853"/>
    </style:style>
    <style:style style:name="P47" style:family="paragraph" style:parent-style-name="Информация_20_для_20_авторов">
      <style:text-properties fo:letter-spacing="-0.02mm"/>
    </style:style>
    <style:style style:name="P48" style:family="paragraph" style:parent-style-name="Contents_20_1">
      <style:paragraph-properties>
        <style:tab-stops/>
      </style:paragraph-properties>
    </style:style>
    <style:style style:name="P49" style:family="paragraph" style:parent-style-name="Contents_20_1">
      <style:paragraph-properties>
        <style:tab-stops/>
      </style:paragraph-properties>
      <style:text-properties officeooo:paragraph-rsid="02068853"/>
    </style:style>
    <style:style style:name="P50" style:family="paragraph" style:parent-style-name="Contents_20_2">
      <style:paragraph-properties>
        <style:tab-stops>
          <style:tab-stop style:position="140mm" style:type="right" style:leader-style="dotted" style:leader-text="."/>
        </style:tab-stops>
      </style:paragraph-properties>
    </style:style>
    <style:style style:name="P51" style:family="paragraph" style:parent-style-name="Contents_20_2">
      <style:paragraph-properties>
        <style:tab-stops>
          <style:tab-stop style:position="140mm" style:type="right" style:leader-style="dotted" style:leader-text="."/>
        </style:tab-stops>
      </style:paragraph-properties>
      <style:text-properties officeooo:paragraph-rsid="0204b8aa"/>
    </style:style>
    <style:style style:name="P52" style:family="paragraph" style:parent-style-name="Contents_20_2">
      <style:paragraph-properties>
        <style:tab-stops>
          <style:tab-stop style:position="140mm" style:type="right" style:leader-style="dotted" style:leader-text="."/>
        </style:tab-stops>
      </style:paragraph-properties>
      <style:text-properties officeooo:paragraph-rsid="0206631e"/>
    </style:style>
    <style:style style:name="P53" style:family="paragraph" style:parent-style-name="Contents_20_2">
      <style:paragraph-properties>
        <style:tab-stops>
          <style:tab-stop style:position="140mm" style:type="right" style:leader-style="dotted" style:leader-text="."/>
        </style:tab-stops>
      </style:paragraph-properties>
      <style:text-properties officeooo:paragraph-rsid="02068853"/>
    </style:style>
    <style:style style:name="P54" style:family="paragraph" style:parent-style-name="Информация_20_о_20_журнале">
      <loext:graphic-properties draw:fill="none" draw:fill-color="#729fcf"/>
      <style:paragraph-properties fo:margin-left="0mm" fo:margin-right="1.99mm" fo:margin-top="0mm" fo:margin-bottom="3mm" loext:contextual-spacing="false" fo:line-height="3.19mm" fo:text-align="justify" style:justify-single-word="false" fo:orphans="2" fo:widows="2" fo:hyphenation-ladder-count="no-limit" fo:text-indent="0mm" style:auto-text-indent="false" fo:background-color="transparent" text:number-lines="false" text:line-number="0" style:writing-mode="page"/>
      <style:text-properties fo:hyphenate="false" fo:hyphenation-remain-char-count="2" fo:hyphenation-push-char-count="2"/>
    </style:style>
    <style:style style:name="P55" style:family="paragraph" style:parent-style-name="Редколлегия">
      <style:paragraph-properties>
        <style:tab-stops/>
      </style:paragraph-properties>
      <style:text-properties fo:letter-spacing="-0.14mm" fo:background-color="transparent"/>
    </style:style>
    <style:style style:name="P56" style:family="paragraph" style:parent-style-name="Редколлегия_20_Англ">
      <style:paragraph-properties fo:margin-top="0mm" fo:margin-bottom="9.51mm" loext:contextual-spacing="false"/>
    </style:style>
    <style:style style:name="P57" style:family="paragraph" style:parent-style-name="Standard">
      <style:paragraph-properties fo:line-height="8.47mm"/>
      <style:text-properties style:font-name="IPH Lib Serif6" fo:font-weight="bold" officeooo:paragraph-rsid="026bf53f" style:font-weight-asian="bold" style:font-weight-complex="bold"/>
    </style:style>
    <style:style style:name="P58" style:family="paragraph" style:parent-style-name="Standard">
      <style:text-properties style:font-name="IPH Lib Serif6" fo:font-size="9pt" officeooo:paragraph-rsid="026bf53f" style:font-size-asian="9pt" style:font-size-complex="9pt"/>
    </style:style>
    <style:style style:name="P59" style:family="paragraph" style:parent-style-name="Standard">
      <style:paragraph-properties fo:line-height="100%"/>
      <style:text-properties style:font-name="IPH Lib Serif6" fo:font-size="9pt" officeooo:paragraph-rsid="026bf53f" style:font-size-asian="9pt" style:font-size-complex="9pt"/>
    </style:style>
    <style:style style:name="P60" style:family="paragraph" style:parent-style-name="Standard">
      <style:paragraph-properties fo:line-height="150%"/>
      <style:text-properties style:font-name="IPH Lib Serif6" fo:font-size="9pt" officeooo:paragraph-rsid="026bf53f" style:font-size-asian="9pt" style:font-size-complex="9pt"/>
    </style:style>
    <style:style style:name="P61" style:family="paragraph" style:parent-style-name="Standard" style:master-page-name="Первая_20_страница_20_статьи">
      <style:paragraph-properties style:page-number="auto" fo:break-before="page"/>
    </style:style>
    <style:style style:name="P62"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paragraph-properties fo:margin-left="0mm" fo:margin-right="0mm" fo:line-height="8.47mm" fo:text-indent="0mm" style:auto-text-indent="false" fo:break-before="page"/>
      <style:text-properties style:font-name="IPH Lib Serif6" fo:font-size="10pt" officeooo:paragraph-rsid="026bf53f" style:font-size-asian="10pt" style:font-size-complex="10pt"/>
    </style:style>
    <style:style style:name="P65" style:family="paragraph" style:parent-style-name="Standard">
      <style:paragraph-properties fo:line-height="4.9mm" style:writing-mode="page">
        <style:tab-stops/>
      </style:paragraph-properties>
      <style:text-properties style:font-name="IPH Lib Serif6" fo:font-size="12pt" fo:language="en" fo:country="US" fo:font-weight="bold" officeooo:rsid="015c4aa2" officeooo:paragraph-rsid="026bf53f" style:font-size-asian="12pt" style:font-weight-asian="bold" style:font-name-complex="Liberation Serif" style:font-size-complex="12pt" style:font-weight-complex="bold"/>
    </style:style>
    <style:style style:name="P66" style:family="paragraph" style:parent-style-name="Standard">
      <style:paragraph-properties fo:line-height="4.9mm" style:writing-mode="page">
        <style:tab-stops/>
      </style:paragraph-properties>
      <style:text-properties style:font-name="IPH Lib Serif6" fo:font-size="12pt" fo:font-weight="bold" officeooo:rsid="015c4aa2" officeooo:paragraph-rsid="026bf53f" style:font-size-asian="12pt" style:font-weight-asian="bold" style:font-name-complex="Liberation Serif" style:font-size-complex="12pt" style:font-weight-complex="bold"/>
    </style:style>
    <style:style style:name="P67" style:family="paragraph" style:parent-style-name="Standard">
      <style:paragraph-properties fo:margin-top="6mm" fo:margin-bottom="0mm" loext:contextual-spacing="false" fo:line-height="3.88mm" style:writing-mode="page"/>
      <style:text-properties style:font-name="IPH Lib Serif6" fo:font-size="9pt" fo:font-style="normal" officeooo:paragraph-rsid="026bf53f" style:font-size-asian="9pt" style:font-style-asian="normal"/>
    </style:style>
    <style:style style:name="P68" style:family="paragraph" style:parent-style-name="Standard">
      <style:paragraph-properties fo:margin-top="6mm" fo:margin-bottom="0mm" loext:contextual-spacing="false" fo:line-height="3.88mm" style:writing-mode="page"/>
      <style:text-properties style:font-name="IPH Lib Serif6" fo:font-size="9pt" officeooo:paragraph-rsid="026bf53f" style:font-size-asian="9pt" style:font-size-complex="9pt"/>
    </style:style>
    <style:style style:name="P69" style:family="paragraph" style:parent-style-name="Standard">
      <style:paragraph-properties fo:margin-top="6mm" fo:margin-bottom="0mm" loext:contextual-spacing="false"/>
      <style:text-properties style:font-name="IPH Lib Serif6" fo:font-size="9pt" officeooo:paragraph-rsid="026bf53f" style:font-size-asian="9pt" style:font-size-complex="9pt"/>
    </style:style>
    <style:style style:name="P70" style:family="paragraph" style:parent-style-name="Standard">
      <style:paragraph-properties fo:margin-top="6mm" fo:margin-bottom="0mm" loext:contextual-spacing="false" fo:line-height="150%"/>
      <style:text-properties style:font-name="IPH Lib Serif6" fo:font-size="9pt" officeooo:paragraph-rsid="026bf53f" style:font-size-asian="9pt" style:font-size-complex="9pt"/>
    </style:style>
    <style:style style:name="P71" style:family="paragraph" style:parent-style-name="Standard">
      <style:paragraph-properties fo:margin-top="6mm" fo:margin-bottom="0mm" loext:contextual-spacing="false" fo:line-height="100%" fo:text-align="start" style:justify-single-word="false"/>
      <style:text-properties style:font-name="IPH Lib Serif6" fo:font-size="9pt" officeooo:paragraph-rsid="026bf53f" style:font-size-asian="9pt" style:font-size-complex="9pt"/>
    </style:style>
    <style:style style:name="P72" style:family="paragraph" style:parent-style-name="Standard">
      <style:paragraph-properties fo:margin-top="6mm" fo:margin-bottom="0mm" loext:contextual-spacing="false" fo:line-height="100%"/>
      <style:text-properties style:font-name="IPH Lib Serif6" fo:font-size="9pt" officeooo:paragraph-rsid="026bf53f" style:font-size-asian="9pt" style:font-size-complex="9pt"/>
    </style:style>
    <style:style style:name="P73" style:family="paragraph" style:parent-style-name="Standard">
      <style:paragraph-properties fo:margin-top="6mm" fo:margin-bottom="0mm" loext:contextual-spacing="false" fo:line-height="100%"/>
      <style:text-properties style:font-name="IPH Lib Serif6" fo:font-size="9pt" officeooo:rsid="015db5f0" officeooo:paragraph-rsid="026bf53f" style:font-size-asian="9pt" style:font-size-complex="9pt"/>
    </style:style>
    <style:style style:name="P74" style:family="paragraph" style:parent-style-name="Standard">
      <style:paragraph-properties fo:margin-top="6mm" fo:margin-bottom="0mm" loext:contextual-spacing="false" fo:line-height="100%"/>
      <style:text-properties style:font-name="IPH Lib Serif6" fo:font-size="9pt" fo:language="en" fo:country="US" officeooo:rsid="0180626c" officeooo:paragraph-rsid="026bf53f" style:font-size-asian="9pt" style:font-size-complex="9pt"/>
    </style:style>
    <style:style style:name="P75" style:family="paragraph" style:parent-style-name="Contents_20_1" style:master-page-name="В_20_номере">
      <style:paragraph-properties fo:margin-top="0mm" fo:margin-bottom="3mm" loext:contextual-spacing="false" style:page-number="auto" fo:break-before="auto" fo:break-after="auto">
        <style:tab-stops/>
      </style:paragraph-properties>
    </style:style>
    <style:style style:name="P76" style:family="paragraph" style:parent-style-name="Contents_20_2">
      <style:paragraph-properties fo:margin-top="0mm" fo:margin-bottom="0.9mm" loext:contextual-spacing="false"/>
      <style:text-properties style:font-name="IPH Lib Serif6" fo:background-color="transparent"/>
    </style:style>
    <style:style style:name="P77" style:family="paragraph" style:parent-style-name="Contents_20_2">
      <style:paragraph-properties fo:margin-top="3.79mm" fo:margin-bottom="0.9mm" loext:contextual-spacing="false">
        <style:tab-stops>
          <style:tab-stop style:position="140mm" style:type="right" style:leader-style="dotted" style:leader-text="."/>
        </style:tab-stops>
      </style:paragraph-properties>
      <style:text-properties style:font-name="IPH Lib Serif6" officeooo:paragraph-rsid="023cfff9" fo:background-color="transparent"/>
    </style:style>
    <style:style style:name="P78" style:family="paragraph" style:parent-style-name="Информация_20_для_20_авторов" style:list-style-name="List_20_2"/>
    <style:style style:name="P79" style:family="paragraph" style:parent-style-name="Информация_20_для_20_авторов" style:list-style-name="List_20_2">
      <style:text-properties fo:letter-spacing="0.02mm"/>
    </style:style>
    <style:style style:name="P80" style:family="paragraph" style:parent-style-name="Заголовок_20_информации_20_для_20_авторов" style:master-page-name="Выпускная_20_страница">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officeooo:rsid="015c4aa2" style:font-style-asian="normal" style:font-style-complex="normal"/>
    </style:style>
    <style:style style:name="T3" style:family="text">
      <style:text-properties fo:font-style="normal" officeooo:rsid="01779eed" style:font-style-asian="normal" style:font-style-complex="normal"/>
    </style:style>
    <style:style style:name="T4" style:family="text">
      <style:text-properties fo:font-style="normal" style:font-style-asian="normal" style:font-name-complex="Liberation Serif" style:font-style-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30c4b5"/>
    </style:style>
    <style:style style:name="T8" style:family="text">
      <style:text-properties officeooo:rsid="01740b9b"/>
    </style:style>
    <style:style style:name="T9" style:family="text">
      <style:text-properties officeooo:rsid="01759fb8"/>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e9c10f" style:font-style-asian="italic" style:font-style-complex="italic"/>
    </style:style>
    <style:style style:name="T14" style:family="text">
      <style:text-properties fo:font-style="italic" officeooo:rsid="0204b8aa" style:font-style-asian="italic" style:font-style-complex="italic"/>
    </style:style>
    <style:style style:name="T15" style:family="text">
      <style:text-properties fo:font-style="italic" style:font-style-asian="italic" style:font-name-complex="Liberation Serif"/>
    </style:style>
    <style:style style:name="T16" style:family="text">
      <style:text-properties fo:font-style="italic" style:font-style-asian="italic" style:font-name-complex="Liberation Serif" style:font-style-complex="italic"/>
    </style:style>
    <style:style style:name="T17" style:family="text">
      <style:text-properties fo:font-style="italic" officeooo:rsid="01e9c10f" style:font-style-asian="italic" style:font-name-complex="Liberation Serif" style:font-style-complex="italic"/>
    </style:style>
    <style:style style:name="T18" style:family="text">
      <style:text-properties fo:font-style="italic" officeooo:rsid="02849275" style:font-style-asian="italic" style:font-name-complex="Liberation Serif" style:font-style-complex="italic"/>
    </style:style>
    <style:style style:name="T19" style:family="text">
      <style:text-properties fo:font-style="italic" officeooo:rsid="01e9c10f" style:font-style-asian="italic" style:font-name-complex="Liberation Serif"/>
    </style:style>
    <style:style style:name="T20" style:family="text">
      <style:text-properties fo:font-style="italic" officeooo:rsid="01e9c10f" style:font-style-asian="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style:font-name-asian="MinionPro-It"/>
    </style:style>
    <style:style style:name="T24" style:family="text">
      <style:text-properties fo:language="en" fo:country="US" style:language-asian="ru" style:country-asian="RU"/>
    </style:style>
    <style:style style:name="T25" style:family="text">
      <style:text-properties fo:language="en" fo:country="US" fo:font-style="italic"/>
    </style:style>
    <style:style style:name="T26" style:family="text">
      <style:text-properties fo:language="en" fo:country="US" fo:font-style="italic" style:language-asian="ru" style:country-asian="RU"/>
    </style:style>
    <style:style style:name="T27" style:family="text">
      <style:text-properties fo:language="en" fo:country="US" fo:font-style="italic" style:font-style-asian="italic"/>
    </style:style>
    <style:style style:name="T28" style:family="text">
      <style:text-properties fo:language="en" fo:country="US" style:text-underline-style="none"/>
    </style:style>
    <style:style style:name="T29" style:family="text">
      <style:text-properties fo:language="en" fo:country="US" style:text-underline-style="none" officeooo:rsid="0180626c"/>
    </style:style>
    <style:style style:name="T30" style:family="text">
      <style:text-properties fo:language="en" fo:country="US" officeooo:rsid="022cdfa4"/>
    </style:style>
    <style:style style:name="T31" style:family="text">
      <style:text-properties fo:language="en" fo:country="US" officeooo:rsid="022d62d7"/>
    </style:style>
    <style:style style:name="T32" style:family="text">
      <style:text-properties fo:language="en" fo:country="US" fo:background-color="transparent" loext:char-shading-value="0"/>
    </style:style>
    <style:style style:name="T33" style:family="text">
      <style:text-properties fo:language="en" fo:country="US" officeooo:rsid="01e9c10f" fo:background-color="transparent" loext:char-shading-value="0"/>
    </style:style>
    <style:style style:name="T34" style:family="text">
      <style:text-properties fo:language="en" fo:country="US" officeooo:rsid="02b0aea3" fo:background-color="transparent" loext:char-shading-value="0"/>
    </style:style>
    <style:style style:name="T35" style:family="text">
      <style:text-properties fo:language="en" fo:country="US" officeooo:rsid="02a8c7ef"/>
    </style:style>
    <style:style style:name="T36" style:family="text">
      <style:text-properties fo:language="en" fo:country="US" officeooo:rsid="01ec1e39"/>
    </style:style>
    <style:style style:name="T37" style:family="text">
      <style:text-properties fo:language="en" fo:country="US" officeooo:rsid="02732957"/>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150feda" style:font-weight-asian="bold" style:font-weight-complex="bold"/>
    </style:style>
    <style:style style:name="T41" style:family="text">
      <style:text-properties fo:font-weight="bold" officeooo:rsid="015c4aa2" style:font-weight-asian="bold" style:font-size-complex="9pt" style:font-style-complex="normal" style:font-weight-complex="bold"/>
    </style:style>
    <style:style style:name="T42" style:family="text">
      <style:text-properties fo:language="de" fo:country="DE"/>
    </style:style>
    <style:style style:name="T43" style:family="text">
      <style:text-properties fo:language="de" fo:country="DE" style:font-name-asian="MinionPro-It"/>
    </style:style>
    <style:style style:name="T44" style:family="text">
      <style:text-properties style:font-name="Liberation Serif1" fo:font-size="10pt" style:font-size-asian="10pt" style:font-size-complex="10pt"/>
    </style:style>
    <style:style style:name="T45" style:family="text">
      <style:text-properties style:font-name="Liberation Serif1" fo:font-size="10pt" style:text-underline-style="none" style:font-size-asian="10pt" style:font-size-complex="10pt"/>
    </style:style>
    <style:style style:name="T46" style:family="text">
      <style:text-properties officeooo:rsid="0131eb5b"/>
    </style:style>
    <style:style style:name="T47" style:family="text">
      <style:text-properties style:font-name-asian="MinionPro-It"/>
    </style:style>
    <style:style style:name="T48" style:family="text">
      <style:text-properties fo:font-size="10.5pt" fo:font-style="italic" officeooo:rsid="013288f3" style:font-size-asian="10.5pt" style:font-style-asian="italic" style:font-size-complex="10.5pt" style:font-style-complex="italic"/>
    </style:style>
    <style:style style:name="T49" style:family="text">
      <style:text-properties fo:font-size="10.5pt" officeooo:rsid="013288f3" style:font-size-asian="10.5pt" style:font-size-complex="10.5pt"/>
    </style:style>
    <style:style style:name="T50" style:family="text">
      <style:text-properties fo:language="ru" fo:country="RU" fo:font-style="italic"/>
    </style:style>
    <style:style style:name="T51" style:family="text">
      <style:text-properties fo:language="ru" fo:country="RU" fo:font-style="italic" style:language-complex="ar" style:country-complex="SA"/>
    </style:style>
    <style:style style:name="T52" style:family="text">
      <style:text-properties style:text-position="super 58%" fo:language="en" fo:country="US"/>
    </style:style>
    <style:style style:name="T53" style:family="text">
      <style:text-properties fo:language="nb" fo:country="NO"/>
    </style:style>
    <style:style style:name="T54" style:family="text">
      <style:text-properties fo:font-size="8pt" fo:language="en" fo:country="US" style:font-size-asian="8pt" style:text-scale="97%"/>
    </style:style>
    <style:style style:name="T55" style:family="text">
      <style:text-properties officeooo:rsid="0150feda"/>
    </style:style>
    <style:style style:name="T56" style:family="text">
      <style:text-properties officeooo:rsid="01af40ab"/>
    </style:style>
    <style:style style:name="T57" style:family="text">
      <style:text-properties fo:letter-spacing="-0.04mm"/>
    </style:style>
    <style:style style:name="T58" style:family="text">
      <style:text-properties fo:letter-spacing="-0.04mm" fo:font-style="italic" style:font-style-asian="italic" style:font-style-complex="italic"/>
    </style:style>
    <style:style style:name="T59" style:family="text">
      <style:text-properties fo:letter-spacing="-0.04mm" fo:font-style="italic" officeooo:rsid="0204b8aa" style:font-style-asian="italic" style:font-style-complex="italic"/>
    </style:style>
    <style:style style:name="T60" style:family="text">
      <style:text-properties fo:letter-spacing="-0.04mm" officeooo:rsid="0204b8aa"/>
    </style:style>
    <style:style style:name="T61" style:family="text">
      <style:text-properties fo:letter-spacing="-0.05mm" fo:language="en" fo:country="US"/>
    </style:style>
    <style:style style:name="T62" style:family="text">
      <style:text-properties fo:letter-spacing="-0.05mm" fo:language="en" fo:country="US" fo:font-style="italic" style:font-style-asian="italic"/>
    </style:style>
    <style:style style:name="T63" style:family="text">
      <style:text-properties style:text-underline-style="none"/>
    </style:style>
    <style:style style:name="T64" style:family="text">
      <style:text-properties officeooo:rsid="01e9c10f"/>
    </style:style>
    <style:style style:name="T65" style:family="text">
      <style:text-properties officeooo:rsid="0204b8aa"/>
    </style:style>
    <style:style style:name="T66" style:family="text">
      <style:text-properties fo:letter-spacing="-0.11mm"/>
    </style:style>
    <style:style style:name="T67" style:family="text">
      <style:text-properties fo:letter-spacing="-0.11mm" fo:font-style="italic" style:font-style-asian="italic"/>
    </style:style>
    <style:style style:name="T68" style:family="text">
      <style:text-properties fo:color="#000000" fo:font-size="10pt" fo:language="en" fo:country="US" style:font-size-asian="10pt"/>
    </style:style>
    <style:style style:name="T69" style:family="text">
      <style:text-properties fo:color="#000000" fo:font-size="10pt" fo:language="en" fo:country="US" officeooo:rsid="022d62d7" style:font-size-asian="10pt"/>
    </style:style>
    <style:style style:name="T70" style:family="text">
      <style:text-properties fo:color="#000000" fo:font-size="10pt" fo:language="en" fo:country="US" officeooo:rsid="023dacd1" style:font-size-asian="10pt"/>
    </style:style>
    <style:style style:name="T71" style:family="text">
      <style:text-properties fo:color="#000000" fo:font-size="10pt" fo:language="en" fo:country="US" officeooo:rsid="0262b963" style:font-size-asian="10pt"/>
    </style:style>
    <style:style style:name="T72" style:family="text">
      <style:text-properties officeooo:rsid="025d6544"/>
    </style:style>
    <style:style style:name="T73" style:family="text">
      <style:text-properties fo:background-color="transparent" loext:char-shading-value="0"/>
    </style:style>
    <style:style style:name="T74" style:family="text">
      <style:text-properties officeooo:rsid="01e9c10f" fo:background-color="transparent" loext:char-shading-value="0"/>
    </style:style>
    <style:style style:name="T75" style:family="text">
      <style:text-properties officeooo:rsid="02a4a3e2" fo:background-color="transparent" loext:char-shading-value="0"/>
    </style:style>
    <style:style style:name="T76" style:family="text">
      <style:text-properties style:text-underline-style="solid" style:text-underline-width="auto" style:text-underline-color="font-color"/>
    </style:style>
    <style:style style:name="T77" style:family="text">
      <style:text-properties officeooo:rsid="015c4aa2" style:font-size-complex="9pt" style:font-style-complex="normal"/>
    </style:style>
    <style:style style:name="T78" style:family="text">
      <style:text-properties style:font-name="IPH Lib Serif3" fo:font-size="10pt" style:font-size-asian="10pt" style:font-size-complex="10pt"/>
    </style:style>
    <style:style style:name="T79" style:family="text">
      <style:text-properties style:font-name="IPH Lib Serif3" fo:font-size="10pt" style:text-underline-style="none" style:font-size-asian="10pt" style:font-size-complex="10pt"/>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Д.А. Федчук. Единство Первой Причины и множественность сущего..." text:name="rightHeader2"/>
        <text:user-field-decl office:value-type="string" office:string-value="Мировая философская мысль: прошлое и настоящее" text:name="lef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П.Н. Кондрашов. Эпикур и Карл Маркс: точки соприкосновения" text:name="rightHeader4"/>
        <text:user-field-decl office:value-type="string" office:string-value="Мировая философская мысль: прошлое и настоящее" text:name="lef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К.В. Ворожихина. Лев Шестов как публицист и литературный критик..." text:name="rightHeader5"/>
        <text:user-field-decl office:value-type="string" office:string-value="Мировая философская мысль: прошлое и настоящее" text:name="lef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Ю.В. Клепикова. Историк или философ истории?.." text:name="rightHeader6"/>
        <text:user-field-decl office:value-type="string" office:string-value="Мировая философская мысль: прошлое и настоящее" text:name="lef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В.С. Белимова. Межкультурная и сравнительная философия..." text:name="rightHeader9"/>
        <text:user-field-decl office:value-type="string" office:string-value="Мировая философская мысль: прошлое и настоящее" text:name="leftHeader9"/>
        <text:user-field-decl office:value-type="string" office:string-value="121" text:name="article10LastPage"/>
        <text:user-field-decl office:value-type="string" office:string-value="УДК 130.3" text:name="article10UDK"/>
        <text:user-field-decl office:value-type="string" office:string-value="© Мьёр К.Й., © Цыганков А.С. " text:name="author10Copyright"/>
        <text:user-field-decl office:value-type="string" office:string-value="К.Й. Мьёр, А.С. Цыганков. Изучение русской мысли в Норвегии..." text:name="rightHeader10"/>
        <text:user-field-decl office:value-type="string" office:string-value="Публикации и переводы" text:name="leftHeader10"/>
        <text:user-field-decl office:value-type="string" office:string-value="134" text:name="article11LastPage"/>
        <text:user-field-decl office:value-type="string" office:string-value="УДК 130.3" text:name="article11UDK"/>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 office:value-type="string" office:string-value="© Мьёр К.Й. © Цыганков А.С., перевод" text:name="author11Copyright"/>
      </text:user-field-decls>
      <table:table table:name="Таблица50" table:style-name="Таблица50">
        <table:table-column table:style-name="Таблица50.A"/>
        <table:table-row>
          <table:table-cell table:style-name="Таблица50.A1" office:value-type="string">
            <text:p text:style-name="P26">ИСТОРИЯ ФИЛОСОФИИ</text:p>
            <text:p text:style-name="P40">Научно-теоретический журнал</text:p>
            <text:p text:style-name="P62"><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3">Главный редактор</text:p>
      <text:p text:style-name="P12"><text:span text:style-name="T48">И.И. Блауберг</text:span><text:span text:style-name="T49"> (Институт философии РАН, Москва, Россия)</text:span></text:p>
      <text:p text:style-name="P23">Редакционная коллегия</text:p>
      <text:p text:style-name="P55"><text:span text:style-name="T11">С.И.</text:span><text:span text:style-name="T27"> </text:span><text:span text:style-name="T11">Бажов</text:span> (Институт философии РАН, Москва, Россия), <text:span text:style-name="T11">П.А.</text:span><text:span text:style-name="T27"> </text:span><text:span text:style-name="T11">Гаджикурбанова</text:span> (Институт философии РАН, Москва, Россия), <text:span text:style-name="T11">Б.Л. Губман </text:span>(Тверской государственный университет, Тверь, Россия), <text:span text:style-name="T11">И.Д. Джохадзе</text:span> (Институт философии РАН, Москва, Россия), <text:span text:style-name="T11">Т.Б.</text:span><text:span text:style-name="T27"> </text:span><text:span text:style-name="T11">Длугач</text:span> (Институт философии РАН, Москва, Россия), <text:span text:style-name="T11">И.И. Евлампиев</text:span> (Санкт-Петербургский государственный университет, Санкт-Петербург, Россия), <text:span text:style-name="T11">А.А. Кротов</text:span> (Московский государственный университет им. М.В. Ломоносова, Москва, Россия), <text:span text:style-name="T11">А.Н. Круглов</text:span> (Российский государственный гуманитарный университет, Москва, Россия), <text:span text:style-name="T11">В.А. Куренной</text:span> (Национальный исследовательский университет «Высшая школа экономики», Москва, Россия), <text:span text:style-name="T11">В.Г. Лысенко</text:span> (Институт философии РАН, Москва, Россия), <text:span text:style-name="T11">Л.Б. Макеева</text:span> (Национальный исследовательский университет «Высшая школа экономики», Москва, Россия), <text:span text:style-name="T11">В.И. Молчанов</text:span> (Российский государственный гуманитарный университет, Москва, Россия), <text:span text:style-name="T11">В.В. Петров </text:span>(Институт философии РАН, Москва, Россия), <text:span text:style-name="T11">А.М. Руткевич</text:span> (Национальный исследовательский университет «Высшая школа экономики», Москва, Россия), <text:span text:style-name="T11">А.Э. Савин </text:span>(Российская академия народного хозяйства и государственной службы при Президенте Российской <text:span text:style-name="T66">Федерации, Москва, Россия), </text:span><text:span text:style-name="T67">В.В. Сербиненко </text:span><text:span text:style-name="T66">(Российский государственный гуманитарный университет, Москва, Россия), </text:span><text:span text:style-name="T67">Ю.В. Синеокая</text:span><text:span text:style-name="T66"> (Институт философии РАН, Москва, Россия),</text:span> <text:span text:style-name="T11">М.А. Солопова</text:span> (Институт философии РАН, Москва, Россия), <text:span text:style-name="T11">А.В. Черняев</text:span> (Институт философии РАН, Москва, Россия)</text:p>
      <text:p text:style-name="P24"><text:span text:style-name="T46">Международный р</text:span>едакционный совет</text:p>
      <text:p text:style-name="P44"><text:span text:style-name="T11">Джеффри Эндрю Бараш</text:span> (Пикардийский университет им. Жюля Верна, Амьен, Франция), <text:span text:style-name="T11">Аудриус Бейнориус</text:span> (Вильнюсский университет, Вильнюс, Литва), <text:span text:style-name="T11">И.С. Вдовина</text:span> (Институт философии РАН, Москва, Россия), <text:span text:style-name="T11">М.Н. Громов</text:span> (Институт философии РАН, Москва, Россия), <text:span text:style-name="T11">Моник Кастийо</text:span> (Университет Париж-XII, Франция), <text:span text:style-name="T11">Н.В. Мотрошилова</text:span> (Институт философии РАН, Москва, Россия), <text:span text:style-name="T11">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11">А.В. Смирнов </text:span>(Институт философии РАН, Москва, Россия), <text:span text:style-name="T11">М.Т. Степанянц</text:span> (Институт философии РАН, Москва, Россия), <text:span text:style-name="T11">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5"><text:span text:style-name="T39">Учредитель</text:span> Федеральное государственное бюджетное учреждение науки Институт философии Российской академии наук</text:p>
            <text:p text:style-name="P35"><text:span text:style-name="T39">Периодичность: </text:span>2 раза в год. Выходит с 1997 г.</text:p>
            <text:p text:style-name="P45"><text:span text:style-name="T39">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38"><text:span text:style-name="T39">Подписной индекс</text:span> в Объединенном каталоге «Пресса России» – 94118</text:p>
          </table:table-cell>
          <table:table-cell table:style-name="Таблица1.B1" office:value-type="string">
            <text:p text:style-name="P30"><text:span text:style-name="T39">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29">Публикуемые материалы прошли процедуру рецензи<text:span text:style-name="T56">­</text:span>рования и экспертного отбора.</text:p>
            <text:p text:style-name="P31"><text:span text:style-name="T39">Адрес редакции:</text:span> Российская Федерация, 109240,<text:line-break/>г. Москва, ул. Гончарная, д. 12, стр. 1, оф. 412</text:p>
            <text:p text:style-name="P31">Тел.: +7 (495) 697-73-26; e-mail: hist_phil@iph.ras.ru; <text:line-break/>сайт: <text:span text:style-name="T54">http://iph.ras.ru/hp.htm</text:span></text:p>
          </table:table-cell>
        </table:table-row>
      </table:table>
      <table:table table:name="Таблица51" table:style-name="Таблица51">
        <table:table-column table:style-name="Таблица51.A"/>
        <table:table-row>
          <table:table-cell table:style-name="Таблица51.A1" office:value-type="string">
            <text:p text:style-name="P27">HISTORY OF PHILOSOPHY</text:p>
            <text:p text:style-name="P41">(ISTORIYA FILOSOFII)</text:p>
            <text:p text:style-name="P63"><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2">Editor-in-Chief</text:p>
      <text:p text:style-name="P11"><text:span text:style-name="T12">Irina Blauberg </text:span>(RAS Institute of Philosophy, Moscow, Russia)</text:p>
      <text:p text:style-name="P22">Editorial Board</text:p>
      <text:p text:style-name="P13"><text:span text:style-name="Character_5f_20_5f_style"><text:span text:style-name="T62">Sergey I. Bazhov </text:span></text:span><text:span text:style-name="Character_5f_20_5f_style"><text:span text:style-name="T61">(RAS Institute of Philosophy, Moscow, Russia), </text:span></text:span><text:span text:style-name="Character_5f_20_5f_style"><text:span text:style-name="T62">Anatoly V. Chernyaev </text:span></text:span><text:span text:style-name="Character_5f_20_5f_style"><text:span text:style-name="T61">(RAS Institute of Philosophy, Moscow, Russia), </text:span></text:span><text:span text:style-name="Character_5f_20_5f_style"><text:span text:style-name="T62">Igor D. Dzhokhadze </text:span></text:span><text:span text:style-name="Character_5f_20_5f_style"><text:span text:style-name="T61">(RAS Institute of Philosophy, Moscow, Russia), </text:span></text:span><text:span text:style-name="Character_5f_20_5f_style"><text:span text:style-name="T62">Tamara B.</text:span></text:span><text:span text:style-name="T61"> </text:span><text:span text:style-name="Character_5f_20_5f_style"><text:span text:style-name="T62">Dlugatch </text:span></text:span><text:span text:style-name="Character_5f_20_5f_style"><text:span text:style-name="T61">(RAS Institute of Philosophy, Moscow, Russia), </text:span></text:span><text:span text:style-name="Character_5f_20_5f_style"><text:span text:style-name="T62">Igor I. Evlampiev </text:span></text:span><text:span text:style-name="Character_5f_20_5f_style"><text:span text:style-name="T61">(St. Petersburg State University, St. Petersburg, Russia), </text:span></text:span><text:span text:style-name="Character_5f_20_5f_style"><text:span text:style-name="T62">Polina A. Gadzhikurbanova </text:span></text:span><text:span text:style-name="Character_5f_20_5f_style"><text:span text:style-name="T61">(RAS Institute of Philosophy, Moscow, Russia), </text:span></text:span><text:span text:style-name="Character_5f_20_5f_style"><text:span text:style-name="T62">Boris L. Gubman </text:span></text:span><text:span text:style-name="Character_5f_20_5f_style"><text:span text:style-name="T61">(Tver State University, Tver, Russia), </text:span></text:span><text:span text:style-name="Character_5f_20_5f_style"><text:span text:style-name="T62">Artem A. Krotov </text:span></text:span><text:span text:style-name="Character_5f_20_5f_style"><text:span text:style-name="T61">(Lomonosov Moscow State University, Moscow, Russia), </text:span></text:span><text:span text:style-name="Character_5f_20_5f_style"><text:span text:style-name="T62">Alexey N. Kruglov </text:span></text:span><text:span text:style-name="Character_5f_20_5f_style"><text:span text:style-name="T61">(Russian State University for the Humanities, Moscow, Russia), </text:span></text:span><text:span text:style-name="Character_5f_20_5f_style"><text:span text:style-name="T62">Vitaly A. Kurennoy </text:span></text:span><text:span text:style-name="Character_5f_20_5f_style"><text:span text:style-name="T61">(National Research University – Higher School of Economics, Moscow, Russia), </text:span></text:span><text:span text:style-name="Character_5f_20_5f_style"><text:span text:style-name="T62">Viktoria G. Lysenko </text:span></text:span><text:span text:style-name="Character_5f_20_5f_style"><text:span text:style-name="T61">(RAS Institute of Philosophy, Moscow, Russia), </text:span></text:span><text:span text:style-name="Character_5f_20_5f_style"><text:span text:style-name="T62">Lolita B. Makeeva </text:span></text:span><text:span text:style-name="Character_5f_20_5f_style"><text:span text:style-name="T61">(National Research University – Higher School of Economics, Moscow, Russia), </text:span></text:span><text:span text:style-name="Character_5f_20_5f_style"><text:span text:style-name="T62">Victor I. Molchanov </text:span></text:span><text:span text:style-name="Character_5f_20_5f_style"><text:span text:style-name="T61">(Russian State University for the Humanities, Moscow, Russia), </text:span></text:span><text:span text:style-name="Character_5f_20_5f_style"><text:span text:style-name="T62">Valery V. Petrov </text:span></text:span><text:span text:style-name="Character_5f_20_5f_style"><text:span text:style-name="T61">(RAS Institute of Philosophy, Moscow, Russia), </text:span></text:span><text:span text:style-name="Character_5f_20_5f_style"><text:span text:style-name="T62">Alexey M. Rutkevich </text:span></text:span><text:span text:style-name="Character_5f_20_5f_style"><text:span text:style-name="T61">(National Research University – Higher School of Economics, Moscow, Russia), </text:span></text:span><text:span text:style-name="Character_5f_20_5f_style"><text:span text:style-name="T62">Alexey E. Savin </text:span></text:span><text:span text:style-name="Character_5f_20_5f_style"><text:span text:style-name="T61">(Head of Department, the Russian Presidential Academy of National Economy and Public Administration, Moscow, Russia), </text:span></text:span><text:span text:style-name="Character_5f_20_5f_style"><text:span text:style-name="T62">Vyacheslav V. Serbinenko </text:span></text:span><text:span text:style-name="Character_5f_20_5f_style"><text:span text:style-name="T61">(Russian State University for the Humanities, Moscow, Russia), </text:span></text:span><text:span text:style-name="Character_5f_20_5f_style"><text:span text:style-name="T62">Julia V. Sineokaya </text:span></text:span><text:span text:style-name="Character_5f_20_5f_style"><text:span text:style-name="T61">(RAS Institute of Philosophy, Moscow, Russia), </text:span></text:span><text:span text:style-name="Character_5f_20_5f_style"><text:span text:style-name="T62">Maria A. Solopova </text:span></text:span><text:span text:style-name="Character_5f_20_5f_style"><text:span text:style-name="T61">(RAS Institute of Philosophy, Moscow, Russia)</text:span></text:span></text:p>
      <text:p text:style-name="P25">Editorial Council</text:p>
      <text:p text:style-name="P56">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9"><text:span text:style-name="T39">Publisher:</text:span> Institute of Philosophy, Russian Academy of Sciences</text:p>
            <text:p text:style-name="P37">Frequency: 2 times per year</text:p>
            <text:p text:style-name="P36">First issue: 1997 </text:p>
            <text:p text:style-name="P34"><text:span text:style-name="T39">The journal is registered</text:span> with the Federal Service for Supervision of Communications, Information Technology, and Mass Media (Roskomnadzor). The Mass Media Registration Certificate No. FS77-61225 on April 3, 2015</text:p>
            <text:p text:style-name="P54"><text:span text:style-name="T39">Subscription index</text:span> in the United Catalogue “The Russian Press” is 94118</text:p>
          </table:table-cell>
          <table:table-cell table:style-name="Таблица2.B1" office:value-type="string">
            <text:p text:style-name="P30"><text:span text:style-name="T40">Abstracting and Indexing:</text:span><text:span text:style-name="T55"> </text:span><text:span text:style-name="T54">the list of peer-reviewed scientific editions acknowledged by the Higher Attestation Commission of the Ministry of Education and Science of the Russian Federation; CyberLeninka; Ulrich’s Periodicals Directory; EBSCO; ERIH PLUS</text:span></text:p>
            <text:p text:style-name="P28">All materials published in the “History of Philosophy” journal undergo peer review process</text:p>
            <text:p text:style-name="P32"><text:span text:style-name="T39">Editorial address:</text:span> 12/1 Goncharnaya Str., Moscow 109240, Russian Federation</text:p>
            <text:p text:style-name="P32">Tel.: +7 (495) 697-73-26; e-mail: hist_phil@iph.ras.ru;</text:p>
            <text:p text:style-name="P33">website: <text:a xlink:type="simple" xlink:href="http://iph.ras.ru/hp.htm" text:style-name="Internet_20_link" text:visited-style-name="Visited_20_Internet_20_Link"><text:span text:style-name="T54">http://iph.ras.ru/hp.htm</text:span></text:a></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Мировая философская мысль: прошлое и настоящее</text:p>
          <text:p text:style-name="P50"><text:span text:style-name="T14">М.Н. Варламова.</text:span><text:span text:style-name="T65"> </text:span>Аристотель – историк философии?<text:line-break/>История как метод наведения на первые начала<text:tab/>5</text:p>
          <text:p text:style-name="P50"><text:span text:style-name="Index_20_Link"><text:span text:style-name="T59">Д.А. Федчук.</text:span></text:span><text:span text:style-name="Index_20_Link"><text:span text:style-name="T60"> </text:span></text:span><text:span text:style-name="T57">Единство Первой Причины и множественность сущего<text:line-break/>в философии Альберта Великого</text:span><text:tab/>18</text:p>
          <text:p text:style-name="P50"><text:span text:style-name="Index_20_Link"><text:span text:style-name="T59">А.В. Прокофьев.</text:span></text:span><text:span text:style-name="Index_20_Link"><text:span text:style-name="T60"> </text:span></text:span>Полемика о содержании моральной добродетели<text:line-break/>в британской философии XVIII в.<text:tab/>31</text:p>
          <text:p text:style-name="P50"><text:span text:style-name="Index_20_Link"><text:span text:style-name="T59">П.Н. Кондрашов.</text:span></text:span><text:span text:style-name="Index_20_Link"><text:span text:style-name="T60"> </text:span></text:span>Эпикур и Карл Маркс: точки соприкосновения<text:tab/>44</text:p>
          <text:p text:style-name="P51"><text:span text:style-name="Character_5f_20_5f_style"><text:span text:style-name="T58">К.В. Ворожихина.</text:span></text:span><text:span text:style-name="Character_5f_20_5f_style"><text:span text:style-name="T57"> </text:span></text:span><text:span text:style-name="T57">Лев Шестов как публицист и литературный критик (1895‒1900 гг.).</text:span><text:line-break/>Неизвестные статьи философа<text:tab/>58</text:p>
          <text:p text:style-name="P51"><text:span text:style-name="T10">Ю</text:span><text:span text:style-name="T25">.</text:span><text:span text:style-name="T10">В</text:span><text:span text:style-name="T25">. </text:span><text:span text:style-name="T10">Клепикова. </text:span>Историк или философ истории? Георгий Федотов<text:line-break/>о причинах революции и предназначении России<text:tab/>72</text:p>
          <text:p text:style-name="P51"><text:span text:style-name="Character_5f_20_5f_style"><text:span text:style-name="T10">Я.Э.</text:span></text:span><text:span text:style-name="Character_5f_20_5f_style"><text:span text:style-name="T51"> </text:span></text:span><text:span text:style-name="Character_5f_20_5f_style"><text:span text:style-name="T10">Мановас. </text:span></text:span>«Я есть другое» (Хайдеггер и Федье)<text:tab/>8<text:span text:style-name="T30">3</text:span></text:p>
          <text:p text:style-name="P52"><text:span text:style-name="Character_5f_20_5f_style"><text:span text:style-name="T12">С.А. Гашков.</text:span></text:span><text:span text:style-name="Character_5f_20_5f_style"> </text:span>Мишель Фуко и Клод Лефор: к постклассической философии истории<text:tab/><text:span text:style-name="T30">89</text:span></text:p>
          <text:p text:style-name="P52"><text:span text:style-name="Character_5f_20_5f_style"><text:span text:style-name="T12">В.С. Белимова</text:span></text:span><text:span text:style-name="Character_5f_20_5f_style">. </text:span>Межкультурная и сравнительная философия:<text:line-break/>некоторые современные дискуссии<text:tab/>10<text:span text:style-name="T31">1</text:span></text:p>
          <text:p text:style-name="P48">Публикации и переводы</text:p>
          <text:p text:style-name="P52"><text:span text:style-name="Character_5f_20_5f_style"><text:span text:style-name="T50">К.Й.</text:span></text:span><text:span text:style-name="Character_5f_20_5f_style"><text:span text:style-name="T51"> </text:span></text:span><text:span text:style-name="Character_5f_20_5f_style"><text:span text:style-name="T50">Мьёр, А.С.</text:span></text:span><text:span text:style-name="Character_5f_20_5f_style"><text:span text:style-name="T51"> </text:span></text:span><text:span text:style-name="Character_5f_20_5f_style"><text:span text:style-name="T50">Цыганков. </text:span></text:span>Изучение русской мысли в Норвегии:<text:line-break/>основные вехи и представители (предисловие к переводу)<text:tab/>11<text:span text:style-name="T31">2</text:span></text:p>
          <text:p text:style-name="P52"><text:span text:style-name="Character_5f_20_5f_style"><text:span text:style-name="T50">К.Й.</text:span></text:span><text:span text:style-name="Character_5f_20_5f_style"><text:span text:style-name="T51"> </text:span></text:span><text:span text:style-name="Character_5f_20_5f_style"><text:span text:style-name="T50">Мьёр. </text:span></text:span>Образ России в учении славянофилов<text:tab/>12<text:span text:style-name="T31">2</text:span></text:p>
          <text:p text:style-name="P48">Материалы научных мероприятий</text:p>
          <text:p text:style-name="P52"><text:span text:style-name="T12">П.В. Рябов.</text:span> На родине Михаила Бакунина возрождается традиция вольномыслия<text:line-break/>(краткий обзор Прямухинских чтений 2001‒2018 гг.)<text:tab/>13<text:span text:style-name="T31">5</text:span></text:p>
          <text:p text:style-name="P48">Рецензии, обзоры</text:p>
          <text:p text:style-name="P52"><text:span text:style-name="Character_5f_20_5f_style"><text:span text:style-name="T10">О.И.</text:span></text:span><text:span text:style-name="Character_5f_20_5f_style"><text:span text:style-name="T51"> </text:span></text:span><text:span text:style-name="Character_5f_20_5f_style"><text:span text:style-name="T10">Кусенко. </text:span></text:span>Кант и русская философия. Итальянский взгляд<text:tab/>14<text:span text:style-name="T31">1</text:span></text:p>
          <text:p text:style-name="P76"><text:span text:style-name="T69">Информация</text:span><text:span text:style-name="T68"> для авторов</text:span><text:span text:style-name="T69"><text:tab/></text:span><text:span text:style-name="T70">14</text:span><text:span text:style-name="T71">7</text:span></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World Philosophy: the Past and the Present</text:p>
          <text:p text:style-name="P53"><text:span text:style-name="T25">Maria N</text:span><text:span text:style-name="T22">. </text:span><text:span text:style-name="T25">Varlamova. </text:span><text:span text:style-name="T22">Aristotle as a Historian of Philosophy.<text:line-break/>History as a Method of Inductive Reasoning of the First Principles</text:span><text:tab/>5</text:p>
          <text:p text:style-name="P53"><text:span text:style-name="T25">Dmitry A. Fedchuk. </text:span><text:span text:style-name="T22">The Unity of the First Cause and the Multiplicity of Existence<text:line-break/>in the Philosophy of Albert the Great</text:span><text:tab/>18</text:p>
          <text:p text:style-name="P53"><text:span text:style-name="T25">Andrey V. Prokofyev. </text:span><text:span text:style-name="T22">Polemics on the Content of Moral Virtue in British Philosophy<text:line-break/>of the 18</text:span><text:span text:style-name="T52">th</text:span><text:span text:style-name="T22"> Century</text:span><text:tab/>31</text:p>
          <text:p text:style-name="P53"><text:span text:style-name="T25">Pyotr N. Kondrashov. </text:span><text:span text:style-name="T22">Epicurus and Karl Marx: Points of Contact</text:span><text:tab/>44</text:p>
          <text:p text:style-name="P53"><text:span text:style-name="T25">Ksenia V. Vorozhikhina. </text:span><text:span text:style-name="T22">Lev Shestov as a Publicist and Literary Critic (1895‒1900).<text:line-break/>Unknown Articles</text:span><text:tab/>58</text:p>
          <text:p text:style-name="P53"><text:span text:style-name="T25">Julia V. Klepikova. </text:span><text:span text:style-name="T22">Historian or Philosopher of History?<text:line-break/>George Fedotov about the Causes of Revolution and Mission of Russia</text:span><text:tab/>72</text:p>
          <text:p text:style-name="P53"><text:span text:style-name="T26">Yanina E. Manovas. </text:span><text:span text:style-name="T24">“I am the Other” (M. Heidegger and F. Fedier)</text:span><text:tab/>8<text:span text:style-name="T30">3</text:span></text:p>
          <text:p text:style-name="P53"><text:span text:style-name="T25">Sergey A. Gashkov. </text:span><text:span text:style-name="T22">Michel Foucault and Claude Lefort:<text:line-break/>Toward a Post-classical Philosophy of History</text:span><text:tab/><text:span text:style-name="T30">89</text:span></text:p>
          <text:p text:style-name="P53"><text:span text:style-name="T25">Vlada S. Belimova</text:span><text:span text:style-name="T22">. Intercultural and Comparative Philosophy:<text:line-break/>Some Contemporary Discussions</text:span><text:tab/>10<text:span text:style-name="T31">1</text:span></text:p>
          <text:p text:style-name="P49">Publications and Translations</text:p>
          <text:p text:style-name="P53"><text:span text:style-name="T25">Kåre Johan Mjør, Alexander Tsygankov. </text:span><text:span text:style-name="T53">The </text:span><text:span text:style-name="T22">S</text:span><text:span text:style-name="T53">tudy of Russian Thought in Norway:<text:line-break/>Major Milestones and Representatives (Foreword to Translation)</text:span><text:tab/>11<text:span text:style-name="T31">2</text:span></text:p>
          <text:p text:style-name="P53"><text:span text:style-name="T25">Kåre Johan Mjør. </text:span><text:span text:style-name="T22">The Slavophile Idea of Russia</text:span><text:tab/>12<text:span text:style-name="T31">2</text:span></text:p>
          <text:p text:style-name="P49">Materials of Scientific Events</text:p>
          <text:p text:style-name="P53"><text:span text:style-name="T25">Pyotr V. Ryabov. </text:span><text:span text:style-name="T22">The Tradition of Free Thought is Reviving in the Birthplace<text:line-break/>of Mikhail Bakunin (a Brief Outline of the Pryamukhino Readings 2001‒2018)</text:span><text:tab/>13<text:span text:style-name="T31">5</text:span></text:p>
          <text:p text:style-name="P49">Reviews</text:p>
          <text:p text:style-name="P53"><text:span text:style-name="T25">Olga I. Kusenko. </text:span><text:span text:style-name="T22">Kant and Russian Philosophy. Italian perspective</text:span><text:tab/>14<text:span text:style-name="T31">1</text:span></text:p>
          <text:p text:style-name="P77"><text:span text:style-name="T69">Information for Authors<text:tab/></text:span><text:span text:style-name="T70">14</text:span><text:span text:style-name="T71">7</text:span></text:p>
        </text:index-body>
      </text:table-of-content>
      <text:p text:style-name="P61"><text:span text:style-name="Character_5f_20_5f_style"/></text:p>
      <text:h text:style-name="P80" text:outline-level="1">Информация для авторов</text:h>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38">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21">на русском и английском языках</text:span>:</text:p>
      <text:list xml:id="list304345475" text:style-name="List_20_2">
        <text:list-item>
          <text:p text:style-name="P78">сведения об авторе(ах):</text:p>
          <text:list>
            <text:list-item>
              <text:p text:style-name="P78">фамилия, имя и отчество автора (полностью);</text:p>
            </text:list-item>
            <text:list-item>
              <text:p text:style-name="P78">ученая степень, ученое звание;</text:p>
            </text:list-item>
            <text:list-item>
              <text:p text:style-name="P78">место работы;</text:p>
            </text:list-item>
            <text:list-item>
              <text:p text:style-name="P78">полный адрес места работы (включая страну, индекс, город);</text:p>
            </text:list-item>
            <text:list-item>
              <text:p text:style-name="P78">адрес электронной почты автора.</text:p>
            </text:list-item>
          </text:list>
        </text:list-item>
        <text:list-item>
          <text:p text:style-name="P78">название статьи;</text:p>
        </text:list-item>
        <text:list-item>
          <text:p text:style-name="P78">аннотация (от 200 до 400 слов);</text:p>
        </text:list-item>
        <text:list-item>
          <text:p text:style-name="P78">ключевые слова (до 10 слов и словосочетаний);</text:p>
        </text:list-item>
        <text:list-item>
          <text:p text:style-name="P78">список литературы.</text:p>
        </text:list-item>
      </text:list>
      <text:p text:style-name="Информация_20_для_20_авторов">Рукописи на русском языке должны содержать <text:span text:style-name="T21">два варианта представления списка литературы</text:span>:</text:p>
      <text:list xml:id="list224502001478535" text:continue-list="list304345475" text:style-name="List_20_2">
        <text:list-item text:start-value="1">
          <text:p text:style-name="P78">список, озаглавленный <text:span text:style-name="T39">«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79">список, озаглавленный <text:span text:style-name="T39">«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78">автор (транслитерация);</text:p>
            </text:list-item>
            <text:list-item>
              <text:p text:style-name="P78">заглавие статьи (транслитерация);</text:p>
            </text:list-item>
            <text:list-item>
              <text:p text:style-name="P78">[перевод заглавия статьи на английский язык в квадратных скобках];</text:p>
            </text:list-item>
            <text:list-item>
              <text:p text:style-name="P78">название русскоязычного источника (транслитерация);</text:p>
            </text:list-item>
            <text:list-item>
              <text:p text:style-name="P78">[перевод названия источника на английский язык в квадратных скобках];</text:p>
            </text:list-item>
            <text:list-item>
              <text:p text:style-name="P78">выходные данные на английском языке.</text:p>
            </text:list-item>
          </text:list>
        </text:list-item>
      </text:list>
      <text:p text:style-name="Информация_20_для_20_авторов"><text:span text:style-name="T78">Для транслитерации русскоязычных источников нужно использовать сайт </text:span><text:span text:style-name="T79">http://trans.li</text:span><text:span text:style-name="T78">, в графе «варианты перевода» выбрать вариант «</text:span><text:span text:style-name="T79">BSI</text:span><text:span text:style-name="T7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47"><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22">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38"> </text:span>109240, г. Москва, ул. Гончарная, д. 12, стр. 1, оф. 412. Тел.: +7 (495) 697-73-26; <text:span text:style-name="T43">e-mail: </text:span><text:span text:style-name="T23">hist</text:span><text:span text:style-name="T47">_</text:span><text:span text:style-name="T42">phil@iph.ras.ru; </text:span>сайт:<text:span text:style-name="T76"> </text:span><text:span text:style-name="T28">http</text:span><text:span text:style-name="T29">s</text:span><text:span text:style-name="T63">://</text:span><text:span text:style-name="T29">hp.iph.ras.ru</text:span></text:p>
      <text:p text:style-name="P64">Научно-теоретический журнал</text:p>
      <text:p text:style-name="P57"/>
      <text:p text:style-name="P65">История философии / History of Philosophy</text:p>
      <text:p text:style-name="P66"><text:variable-get text:name="Год" style:data-style-name="N0">2019</text:variable-get>. Том <text:variable-get text:name="Том" style:data-style-name="N0">24</text:variable-get>. Номер <text:variable-get text:name="Номер" style:data-style-name="N0">1</text:variable-get></text:p>
      <text:p text:style-name="P67"><text:span text:style-name="T41">Учредитель и издатель: </text:span><text:span text:style-name="T77">Федеральное государственное бюджетное учреждение науки Институт <text:line-break/>философии Российской академии наук</text:span></text:p>
      <text:p text:style-name="P68"><text:span text:style-name="T2">Свидетельство о регистрации СМИ: ПИ </text:span><text:span text:style-name="T3">№</text:span><text:span text:style-name="T2"> ФС77-61225 от 03 апреля 2015 г.</text:span></text:p>
      <text:p text:style-name="P69">Главный редактор: <text:span text:style-name="T12">И.И. Блауберг</text:span></text:p>
      <text:p text:style-name="P58">Зам. главного редактора: <text:span text:style-name="T12">П.А. Гаджикурбанова</text:span></text:p>
      <text:p text:style-name="P58">Научны<text:span text:style-name="T64">е</text:span> редактор<text:span text:style-name="T64">ы</text:span>: <text:span text:style-name="T13">А.М. Гагинский, </text:span><text:span text:style-name="T12">А.Э. Савин</text:span></text:p>
      <text:p text:style-name="P58">Редактор: <text:span text:style-name="T12">А.А. Чикин</text:span></text:p>
      <text:p text:style-name="P59">Зав. редакцией: <text:span text:style-name="T12">Н.А. Татаренко</text:span></text:p>
      <text:p text:style-name="P70"><text:span text:style-name="T4">Художник: </text:span><text:span text:style-name="T18">С.Ю. Растегина</text:span></text:p>
      <text:p text:style-name="P60"><text:span text:style-name="T4">Технический редактор:</text:span><text:span text:style-name="T16"> </text:span><text:span text:style-name="T17">Е</text:span><text:span text:style-name="T16">.</text:span><text:span text:style-name="T19">А</text:span><text:span text:style-name="T15">. </text:span><text:span text:style-name="T19">Морозова</text:span></text:p>
      <text:p text:style-name="P59"><text:span text:style-name="T4">Корректор: </text:span><text:span text:style-name="T15">И.А. Мальцева</text:span></text:p>
      <text:p text:style-name="P71">Подписано в печать с оригинал-мак<text:span text:style-name="T73">ета </text:span><text:span text:style-name="T75">15</text:span><text:span text:style-name="T73">.</text:span><text:span text:style-name="T75">04</text:span><text:span text:style-name="T73">.1</text:span><text:span text:style-name="T74">9</text:span><text:span text:style-name="T73">.</text:span><text:line-break/>Формат 70х1<text:span text:style-name="T72">0</text:span><text:span text:style-name="T35">8</text:span> 1/16. Печать офсетная. Гарнитура <text:span text:style-name="T22">Liberation Serif</text:span>.<text:line-break/>Усл. печ. л. <text:span text:style-name="T36">1</text:span><text:span text:style-name="T35">3</text:span><text:span text:style-name="T22">,</text:span><text:span text:style-name="T37">3</text:span>. Уч.-изд. л<text:span text:style-name="T73">. 1</text:span><text:span text:style-name="T74">2</text:span><text:span text:style-name="T32">,</text:span><text:span text:style-name="T33">29</text:span><text:span text:style-name="T73">. Ти</text:span>раж 1 000 экз. Заказ <text:span text:style-name="T73">№ </text:span><text:span text:style-name="T74">0</text:span><text:span text:style-name="T34">7</text:span><text:span text:style-name="T73">.</text:span></text:p>
      <text:p text:style-name="P72">Оригинал-макет изготовлен в Институте философии РАН<text:line-break/>Компьютерная верстка: <text:span text:style-name="T13">Е</text:span><text:span text:style-name="T12">.</text:span><text:span text:style-name="T11">А. </text:span><text:span text:style-name="T20">Морозова</text:span></text:p>
      <text:p text:style-name="P72">Отпечатано в ЦОП Института философии РАН<text:line-break/>109240, г. Москва, ул. Гончарная, д. 12, стр. 1</text:p>
      <text:p text:style-name="P73">Свободная цена</text:p>
      <text:p text:style-name="P74">Информацию о журнале «История философии» см. на сайте: http://iph.ras.ru/hp.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3"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1" svg:font-family="'Liberation Serif'" style:font-pitch="variable"/>
    <style:font-face style:name="IPH Lib Serif6" svg:font-family="'IPH Lib Serif'" style:font-family-generic="roman" style:font-pitch="variable"/>
    <style:font-face style:name="IPH Lib Serif5"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 svg:font-family="'Liberation Serif'"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IPH Lib Serif1" fo:font-family="'IPH Lib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 fo:font-family="'IPH Lib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IPH Lib Serif2" fo:font-family="'IPH Lib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fo:hyphenation-ladder-count="no-limit" style:page-number="auto" fo:background-color="transparent" style:writing-mode="page">
        <style:tab-stops/>
      </style:paragraph-properties>
      <style:text-properties fo:font-size="10pt" fo:letter-spacing="-0.04mm" style:font-size-asian="10pt" style:font-size-complex="10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IPH Lib Serif3" fo:font-family="'IPH Lib Serif'" style:font-pitch="variable" fo:font-size="10pt" fo:language="ru" fo:country="RU" fo:font-weight="bold" style:font-name-asian="IPH Lib Serif5" style:font-family-asian="'IPH Lib Serif'" style:font-style-name-asian="Regular" style:font-family-generic-asian="roman" style:font-pitch-asian="variable" style:font-size-asian="10pt" style:font-weight-asian="bold" style:font-name-complex="IPH Lib Serif1" style:font-family-complex="'IPH Lib Serif'" style:font-style-name-complex="Regular"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IPH Lib Serif3" fo:font-family="'IPH Lib Serif'" style:font-pitch="variable" fo:font-size="10pt" fo:language="ru" fo:country="RU" style:font-name-asian="IPH Lib Serif5" style:font-family-asian="'IPH Lib Serif'" style:font-style-name-asian="Regular" style:font-family-generic-asian="roman" style:font-pitch-asian="variable" style:font-size-asian="10pt" style:font-name-complex="IPH Lib Serif1" style:font-family-complex="'IPH Lib Serif'" style:font-style-name-complex="Regular"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IPH Lib Serif3" fo:font-family="'IPH Lib Serif'" style:font-pitch="variable" fo:font-size="10pt" style:font-size-asian="10pt" style:font-size-complex="10pt"/>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Заголовок_20_информации_20_для_20_авторов" style:display-name="Заголовок информации для авторов" style:family="paragraph" style:parent-style-name="Heading_20_2" style:default-outline-level="1" style:list-style-name="" style:master-page-name="">
      <style:paragraph-properties fo:margin-top="0mm" fo:margin-bottom="6mm" loext:contextual-spacing="false" style:page-number="auto"/>
    </style:style>
    <style:style style:name="Footer_20_left" style:display-name="Footer left" style:family="paragraph" style:parent-style-name="Standard" style:class="extra">
      <style:paragraph-properties text:number-lines="false" text:line-number="0">
        <style:tab-stops>
          <style:tab-stop style:position="69.99mm" style:type="center"/>
          <style:tab-stop style:position="140mm" style:type="right"/>
        </style:tab-stops>
      </style:paragraph-properties>
    </style:style>
    <style:style style:name="Footnote_20_Symbol" style:display-name="Footnote Symbol" style:family="text">
      <style:text-properties style:text-position="super 70%" style:font-name="IPH Lib Serif4" fo:font-family="'IPH Lib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IPH Lib Serif5" fo:font-family="'IPH Lib Serif'" style:font-style-name="Regular" style:font-family-generic="roman" style:font-pitch="variable" fo:font-style="italic" style:font-style-asian="italic" style:font-name-complex="IPH Lib Serif1" style:font-family-complex="'IPH Lib Serif'" style:font-style-name-complex="Regular" style:font-pitch-complex="variable"/>
    </style:style>
    <style:style style:name="Internet_20_link" style:display-name="Internet link" style:family="text">
      <style:text-properties style:use-window-font-color="true" style:font-name="IPH Lib Serif6" fo:font-family="'IPH Lib Serif'" style:font-family-generic="roman" style:font-pitch="variable" style:text-underline-style="none" style:font-name-complex="IPH Lib Serif1" style:font-family-complex="'IPH Lib Serif'" style:font-style-name-complex="Regular"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IPH Lib Serif5" style:font-family-complex="'IPH Lib Serif'" style:font-style-name-complex="Regular"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IPH Lib Serif5" fo:font-family="'IPH Lib Serif'" style:font-style-name="Regular" style:font-family-generic="roman" style:font-pitch="variable" fo:font-size="10pt" fo:language="ru" fo:country="RU" style:font-size-asian="10pt" style:font-name-complex="IPH Lib Serif1" style:font-family-complex="'IPH Lib Serif'" style:font-style-name-complex="Regular" style:font-pitch-complex="variable" style:font-size-complex="10pt"/>
    </style:style>
    <style:style style:name="Index_20_Link" style:display-name="Index Link" style:family="text">
      <style:text-properties style:font-name="IPH Lib Serif1" fo:font-family="'IPH Lib Serif'" style:font-style-name="Regular" style:font-pitch="variable"/>
    </style:style>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width="140mm" style:rel-width="100%" table:align="center" style:writing-mode="page"/>
    </style:style>
    <style:style style:name="Таблица4.A" style:family="table-column">
      <style:table-column-properties style:column-width="69.99mm" style:rel-column-width="3968*"/>
    </style:style>
    <style:style style:name="Таблица4.B" style:family="table-column">
      <style:table-column-properties style:column-width="70.01mm" style:rel-column-width="3969*"/>
    </style:style>
    <style:style style:name="Таблица4.A1" style:family="table-cell">
      <style:table-cell-properties fo:padding="0mm" fo:border="none"/>
    </style:style>
    <style:style style:name="Таблица6" style:family="table">
      <style:table-properties style:width="140mm" style:rel-width="100%" table:align="center" style:writing-mode="page"/>
    </style:style>
    <style:style style:name="Таблица6.A" style:family="table-column">
      <style:table-column-properties style:column-width="69.99mm" style:rel-column-width="3968*"/>
    </style:style>
    <style:style style:name="Таблица6.B" style:family="table-column">
      <style:table-column-properties style:column-width="70.01mm" style:rel-column-width="3969*"/>
    </style:style>
    <style:style style:name="Таблица6.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7540*"/>
    </style:style>
    <style:style style:name="Таблица8.B" style:family="table-column">
      <style:table-column-properties style:rel-column-width="397*"/>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7540*"/>
    </style:style>
    <style:style style:name="Таблица5.B" style:family="table-column">
      <style:table-column-properties style:rel-column-width="397*"/>
    </style:style>
    <style:style style:name="Таблица5.1" style:family="table-row">
      <style:table-row-properties style:row-height="4.99mm"/>
    </style:style>
    <style:style style:name="Таблица5.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0" style:family="paragraph" style:parent-style-name="Footer">
      <style:text-properties fo:font-size="8pt" officeooo:rsid="00dbd734" officeooo:paragraph-rsid="01740b9b" style:font-size-asian="8pt" style:font-size-complex="8pt"/>
    </style:style>
    <style:style style:name="MP11" style:family="paragraph" style:parent-style-name="Верхний_20_колонтитул_20_правая_20_страница">
      <style:paragraph-properties style:writing-mode="page"/>
    </style:style>
    <style:style style:name="MP12"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MP13"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4"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MP15" style:family="paragraph" style:parent-style-name="Standard">
      <style:paragraph-properties fo:text-align="start" style:justify-single-word="false" fo:padding="0.3mm" fo:border="none" style:writing-mode="page"/>
    </style:style>
    <style:style style:name="MP16"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17"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8"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4">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5">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Index" style:hidden="true" style:page-layout-name="Mpm9"/>
    <style:master-page style:name="Envelope" style:hidden="true" style:page-layout-name="Mpm10"/>
    <style:master-page style:name="HTML" style:hidden="true" style:page-layout-name="Mpm11"/>
    <style:master-page style:name="Landscape" style:page-layout-name="Mpm12"/>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Первая_20_страница_20_статьи" style:display-name="Первая страница статьи" style:page-layout-name="Mpm13" style:next-style-name="Страница_20_статьи">
      <style:header>
        <table:table table:name="Таблица6" table:style-name="Таблица6">
          <table:table-column table:style-name="Таблица6.A"/>
          <table:table-column table:style-name="Таблица6.B"/>
          <table:table-row>
            <table:table-cell table:style-name="Таблица6.A1" office:value-type="string">
              <text:p text:style-name="MP7">История философии</text:p>
              <text:p text:style-name="MP7"><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7"/>
            </table:table-cell>
            <table:table-cell table:style-name="Таблица6.A1" office:value-type="string">
              <text:p text:style-name="MP8">History of Philosophy</text:p>
              <text:p text:style-name="MP8"><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9">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0"/>
      </style:footer>
    </style:master-page>
    <style:master-page style:name="Страница_20_статьи" style:display-name="Страница статьи" style:page-layout-name="Mpm14">
      <style:header>
        <table:table table:name="Таблица8" table:style-name="Таблица8">
          <table:table-column table:style-name="Таблица8.A"/>
          <table:table-column table:style-name="Таблица8.B"/>
          <table:table-row>
            <table:table-cell table:style-name="Таблица8.A1" office:value-type="string">
              <text:p text:style-name="MP11"/>
            </table:table-cell>
            <table:table-cell table:style-name="Таблица8.A1" office:value-type="string">
              <text:p text:style-name="MP12"><text:page-number text:select-page="current">0</text:page-number></text:p>
            </table:table-cell>
          </table:table-row>
        </table:table>
      </style:header>
      <style:header-left>
        <table:table table:name="Таблица22" table:style-name="Таблица22">
          <table:table-column table:style-name="Таблица22.A"/>
          <table:table-column table:style-name="Таблица22.B"/>
          <table:table-row>
            <table:table-cell table:style-name="Таблица22.A1" office:value-type="string">
              <text:p text:style-name="MP13"><text:page-number text:select-page="current">0</text:page-number></text:p>
            </table:table-cell>
            <table:table-cell table:style-name="Таблица22.A1" office:value-type="string">
              <text:p text:style-name="MP14"/>
            </table:table-cell>
          </table:table-row>
        </table:table>
      </style:header-left>
    </style:master-page>
    <style:master-page style:name="Cтраница_20_статьи" style:display-name="Cтраница статьи" style:page-layout-name="Mpm15">
      <style:header>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MP15"/>
            </table:table-cell>
            <table:table-cell table:style-name="Таблица5.A1" office:value-type="string">
              <text:p text:style-name="MP16"><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17"><text:page-number text:select-page="current">0</text:page-number></text:p>
            </table:table-cell>
            <table:table-cell table:style-name="Таблица181.A1" office:value-type="string">
              <text:p text:style-name="MP18"/>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6.3$Linux_X86_64 LibreOffice_project/5896ab1714085361c45cf540f76f60673dd96a72</meta:generator>
    <meta:editing-duration>PT11H59M</meta:editing-duration>
    <meta:editing-cycles>112</meta:editing-cycles>
    <dc:date>2019-06-09T22:45:01.442315494</dc:date>
    <meta:print-date>2019-04-11T17:32:10.699000000</meta:print-date>
    <meta:document-statistic meta:table-count="11" meta:image-count="0" meta:object-count="0" meta:page-count="8" meta:paragraph-count="154" meta:word-count="2071" meta:character-count="15757" meta:non-whitespace-character-count="13832"/>
  </office:meta>
</office:document-meta>
</file>